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Calibri1" style:font-name-asian="Calibri1" style:font-name-complex="Calibri1"/>
    </style:style>
    <style:style style:name="ce14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style:font-name="Calibri1" style:font-name-asian="Calibri1" style:font-name-complex="Calibri1"/>
    </style:style>
    <style:style style:name="ce15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Calibri1" style:font-name-asian="Calibri1" style:font-name-complex="Calibri1"/>
    </style:style>
    <style:style style:name="ce19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Calibri1" style:font-name-asian="Calibri1" style:font-name-complex="Calibri1"/>
    </style:style>
    <style:style style:name="ce2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 style:cell-protect="protected"/>
      <style:text-properties fo:color="#222222" style:font-name="Arial1" style:font-name-asian="Arial1" style:font-name-complex="Arial1"/>
    </style:style>
    <style:style style:name="ce2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3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4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5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 style:cell-protect="protected"/>
      <style:text-properties style:font-name="Calibri1" style:font-name-asian="Calibri1" style:font-name-complex="Calibri1"/>
    </style:style>
    <style:style style:name="ce26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27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 style:cell-protect="protected"/>
      <style:text-properties style:font-name="Calibri1" style:font-name-asian="Calibri1" style:font-name-complex="Calibri1"/>
    </style:style>
    <style:style style:name="ce28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 style:cell-protect="protected"/>
      <style:text-properties style:font-name="Calibri1" style:font-name-asian="Calibri1" style:font-name-complex="Calibri1"/>
    </style:style>
    <style:style style:name="ce29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wrap-option="wrap" fo:background-color="transparent" style:cell-protect="protected"/>
      <style:text-properties style:font-name="Calibri1" style:font-name-asian="Calibri1" style:font-name-complex="Calibri1"/>
    </style:style>
    <style:style style:name="ce30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31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32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33" style:family="table-cell" style:parent-style-name="Excel_32_Built-in_32_Normal" style:data-style-name="N36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3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/>
      <style:text-properties style:font-name="Calibri1" style:font-name-asian="Calibri1" style:font-name-complex="Calibri1"/>
    </style:style>
    <style:style style:name="ce3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/>
      <style:text-properties style:font-name="Calibri1" style:font-name-asian="Calibri1" style:font-name-complex="Calibri1"/>
    </style:style>
    <style:style style:name="ce36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alibri1" style:font-name-asian="Calibri1" style:font-name-complex="Calibri1"/>
    </style:style>
    <style:style style:name="ce3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alibri1" style:font-name-asian="Calibri1" style:font-name-complex="Calibri1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39" style:family="table-cell" style:parent-style-name="Default" style:data-style-name="N0">
      <style:table-cell-properties fo:border="thin solid #000000" fo:background-color="transparent"/>
    </style:style>
    <style:style style:name="ce40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style:font-name="Calibri1" style:font-name-asian="Calibri1" style:font-name-complex="Calibri1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6.5377083333333cm"/>
    </style:style>
    <style:style style:name="co5" style:family="table-column">
      <style:table-column-properties fo:break-before="auto" style:column-width="4.97416666666667cm"/>
    </style:style>
    <style:style style:name="co6" style:family="table-column">
      <style:table-column-properties fo:break-before="auto" style:column-width="13.9964583333333cm"/>
    </style:style>
    <style:style style:name="co7" style:family="table-column">
      <style:table-column-properties fo:break-before="auto" style:column-width="3.91583333333333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57.75pt" style:use-optimal-row-height="tru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34.5pt" style:use-optimal-row-height="false" fo:break-before="auto"/>
    </style:style>
    <style:style style:name="ro8" style:family="table-row">
      <style:table-row-properties style:row-height="18pt" style:use-optimal-row-height="false" fo:break-before="auto"/>
    </style:style>
    <style:style style:name="ro9" style:family="table-row">
      <style:table-row-properties style:row-height="29.25pt" style:use-optimal-row-height="true" fo:break-before="auto"/>
    </style:style>
    <style:style style:name="ro10" style:family="table-row">
      <style:table-row-properties style:row-height="21.75pt" style:use-optimal-row-height="false" fo:break-before="auto"/>
    </style:style>
    <style:style style:name="ro11" style:family="table-row">
      <style:table-row-properties style:row-height="17.25pt" style:use-optimal-row-height="false" fo:break-before="auto"/>
    </style:style>
    <style:style style:name="ro12" style:family="table-row">
      <style:table-row-properties style:row-height="21pt" style:use-optimal-row-height="false" fo:break-before="auto"/>
    </style:style>
    <style:style style:name="ro13" style:family="table-row">
      <style:table-row-properties style:row-height="72pt" style:use-optimal-row-height="false" fo:break-before="auto"/>
    </style:style>
    <style:style style:name="ro14" style:family="table-row">
      <style:table-row-properties style:row-height="114.75pt" style:use-optimal-row-height="true" fo:break-before="auto"/>
    </style:style>
    <style:style style:name="ro15" style:family="table-row">
      <style:table-row-properties style:row-height="100.5pt" style:use-optimal-row-height="true" fo:break-before="auto"/>
    </style:style>
    <style:style style:name="ro16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6" table:default-cell-style-name="ce4"/>
        <table:table-column table:style-name="co9" table:default-cell-style-name="ce4"/>
        <table:table-column table:style-name="co9" table:number-columns-repeated="15360" table:default-cell-style-name="ce1"/>
        <table:table-row table:style-name="ro1">
          <table:table-cell office:value-type="string" table:style-name="ce2">
            <text:p>SPRINT 1:</text:p>
          </table:table-cell>
          <table:table-cell table:number-columns-repeated="2" table:style-name="ce2"/>
          <table:table-cell office:value-type="string" table:style-name="ce3">
            <text:p>27.10.2014 - 10.11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office:value-type="string" table:style-name="ce13">
            <text:p>Jak niżej:) <text:s/>Ogarnięcie podziału zadań w module i doproszenie się informacji od Kuby :P</text:p>
          </table:table-cell>
          <table:table-cell office:value-type="string" table:style-name="ce14">
            <text:p>2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office:value-type="string" table:style-name="ce18">
            <text:p>Diagramy klas, ogarnięcie pojawiajacych się problemów z postawieniem projektu, opieprzanie Pauliny za inicjatywę godną rzodkiewki.</text:p>
          </table:table-cell>
          <table:table-cell office:value-type="string" table:style-name="ce19">
            <text:p>3/4dni</text:p>
          </table:table-cell>
          <table:table-cell office:value-type="string" table:style-name="ce18">
            <text:p>postawiłem projekt!</text:p>
          </table:table-cell>
          <table:table-cell office:value-type="string" table:style-name="ce19">
            <text:p>8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4">
            <text:p>5 dni</text:p>
          </table:table-cell>
          <table:table-cell office:value-type="string" table:style-name="ce13">
            <text:p>zapoznano się z Qt 5, skonfogurowano środowisko</text:p>
          </table:table-cell>
          <table:table-cell office:value-type="string" table:style-name="ce14">
            <text:p>5 dni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9">
            <text:p>5 dni</text:p>
          </table:table-cell>
          <table:table-cell office:value-type="string" table:style-name="ce13">
            <text:p>zapoznano się z Qt 5, skonfogurowano środowisko</text:p>
          </table:table-cell>
          <table:table-cell office:value-type="string" table:style-name="ce19">
            <text:p>5 dni</text:p>
          </table:table-cell>
          <table:table-cell table:number-columns-repeated="16377"/>
        </table:table-row>
        <table:table-row table:style-name="ro3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office:value-type="string" table:style-name="ce13">
            <text:p>Projekt interfejsu modułu zgodny z architekturą, Struktura danych we-wy, nano prezentacja, wybór bibliotek realizujących główne zadania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office:value-type="string" table:style-name="ce18">
            <text:p>Nauka generacji pdf, stworzenie propotypu klasy do generacji pdf, ustalenie jakie wyjątki powinna zgłaszać funkcja do wczytywania sygnału</text:p>
          </table:table-cell>
          <table:table-cell office:value-type="string" table:style-name="ce19">
            <text:p>5dni</text:p>
          </table:table-cell>
          <table:table-cell office:value-type="string" table:style-name="ce18">
            <text:p>stworzenie prostego pdfa z jednym wykresem</text:p>
          </table:table-cell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office:value-type="string" table:style-name="ce13">
            <text:p>Określenie złożoności zadania, wybór odpowiedniej technologii (porównanie biblioteki Qt z językiem R), zapoznanie się z dostępnymi rozwiązaniami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table-cell office:value-type="string" table:style-name="ce18">
            <text:p>Określenie złożoności zadania, wybór odpowiedniej technologii (porównanie biblioteki Qt z językiem R), zapoznanie się z dostępnymi rozwiązaniami.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office:value-type="string" table:style-name="ce13">
            <text:p>Przegląd literatury, przygotowanie prezentacji, rozpoczęcie implementacji</text:p>
          </table:table-cell>
          <table:table-cell office:value-type="string" table:style-name="ce14">
            <text:p>kilka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7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style-name="ce25">
            <text:p>Przegląd literaturowy (5h)</text:p>
            <text:p>Przygotowanie prezentacji, opis i analiza 2 wybranych algorytmów (2,5h)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office:value-type="string" table:style-name="ce25">
            <text:p>Przegląd literaturowy (5h)</text:p>
            <text:p>Przygotowanie prezentacji, opis i analiza 2 wybranych algorytmów (2,5h)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4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office:value-type="string" table:style-name="ce1">
            <text:p>Przegląd literatury mający na celu znalezienie sposobów charakterystyki pętli T w sygnale VCG +prezentacja wstępna</text:p>
          </table:table-cell>
          <table:table-cell office:value-type="string" table:style-name="ce19">
            <text:p>10h</text:p>
          </table:table-cell>
          <table:table-cell office:value-type="string" table:style-name="ce13">
            <text:p>znalezienie odpowiednich parametrów, wykonanie prezentacji</text:p>
          </table:table-cell>
          <table:table-cell office:value-type="string" table:style-name="ce14">
            <text:p>10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office:value-type="string" table:style-name="ce13">
            <text:p>Przeglad literatury – znalezienie dwóch sposobów konwersji sygnału EKG na VCG + prezentacja wstępna</text:p>
          </table:table-cell>
          <table:table-cell office:value-type="string" table:style-name="ce19">
            <text:p>10h</text:p>
          </table:table-cell>
          <table:table-cell office:value-type="string" table:style-name="ce18">
            <text:p>znalezienie opisu transformacji Levkova i odwrotnej transformacji Dovera, wykonanie prezentacji</text:p>
          </table:table-cell>
          <table:table-cell office:value-type="string" table:style-name="ce19">
            <text:p>10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office:value-type="string" table:style-name="ce14">
            <text:p>11h</text:p>
          </table:table-cell>
          <table:table-cell office:value-type="string" table:style-name="ce13">
            <text:p>Znalezienie odpowiednich algorytmów do analizy HRV w dziedzinie czasu</text:p>
          </table:table-cell>
          <table:table-cell office:value-type="string" table:style-name="ce14">
            <text:p>5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office:value-type="string" table:style-name="ce19">
            <text:p>11h</text:p>
          </table:table-cell>
          <table:table-cell office:value-type="string" table:style-name="ce18">
            <text:p>Znalezienie odpowiednich algorytmów do analizy HRV w dziedzinie częstotliwości</text:p>
          </table:table-cell>
          <table:table-cell office:value-type="string" table:style-name="ce19">
            <text:p>7h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4">
            <text:p>4 dni</text:p>
          </table:table-cell>
          <table:table-cell office:value-type="string" table:style-name="ce13">
            <text:p>Stworzenie prezentacji, przegląd literatury, prace wstępne nad projektem.</text:p>
          </table:table-cell>
          <table:table-cell office:value-type="string" table:style-name="ce14">
            <text:p>4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9">
            <text:p>4 dni</text:p>
          </table:table-cell>
          <table:table-cell office:value-type="string" table:style-name="ce18">
            <text:p>Częściowa implementacja algorytmu w Matlabie, przegląd literatury. Stworzenie prezentacji.</text:p>
          </table:table-cell>
          <table:table-cell office:value-type="string" table:style-name="ce19">
            <text:p>5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office:value-type="string" table:style-name="ce18">
            <text:p>Przeglad literatury i istniejacych rozwiazan – wybor jednego. Przygotowanie prezentanc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office:value-type="string" table:style-name="ce13">
            <text:p>Przegląd rozwiązań dostępnych w literaturze,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0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office:value-type="string" table:style-name="ce18">
            <text:p>Przegląd rozwiązań dostępnych w literaturze, przygotowanie prezentacji</text:p>
          </table:table-cell>
          <table:table-cell office:value-type="string" table:style-name="ce19">
            <text:p>3 dni</text:p>
          </table:table-cell>
          <table:table-cell office:value-type="string" table:style-name="ce18">
            <text:p>Wykonano prezentacje, wybrano odpowiedni algorytm i zmodyfikowano go.</text:p>
          </table:table-cell>
          <table:table-cell office:value-type="string" table:style-name="ce19">
            <text:p>10h</text:p>
          </table:table-cell>
          <table:table-cell table:number-columns-repeated="16377"/>
        </table:table-row>
        <table:table-row table:style-name="ro6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office:value-type="string" table:style-name="ce13">
            <text:p>Przegląd literatury, wstępna selekcja algorytmu, przygotowanie prezentacji</text:p>
          </table:table-cell>
          <table:table-cell office:value-type="string" table:style-name="ce14">
            <text:p>około tygodnia</text:p>
          </table:table-cell>
          <table:table-cell office:value-type="string" table:style-name="ce13">
            <text:p>wybór algorytmów, przygotowanie prezentacji</text:p>
          </table:table-cell>
          <table:table-cell office:value-type="string" table:style-name="ce14">
            <text:p>6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table:style-name="ce18"/>
          <table:table-cell table:style-name="ce19"/>
          <table:table-cell office:value-type="string" table:style-name="ce18">
            <text:p>Przegląd literatury, dobór algorytmów wykonanie prezentacji</text:p>
          </table:table-cell>
          <table:table-cell office:value-type="string" table:style-name="ce19">
            <text:p>7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style-name="ce13">
            <text:p>Poznanie tematu. Przegląd literatury i istniejących rozwiązań.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table-cell office:value-type="string" table:style-name="ce18">
            <text:p>Poznanie tematu. Przegląd literatury i istniejących rozwiązań. Przygotowanie prezentacji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4">
            <text:p>3 dni</text:p>
          </table:table-cell>
          <table:table-cell office:value-type="string" table:style-name="ce13">
            <text:p>wykonanie prezentacji, wybranie metody</text:p>
          </table:table-cell>
          <table:table-cell office:value-type="string" table:style-name="ce14">
            <text:p>8 godzin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9">
            <text:p>2-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1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office:value-type="string" table:style-name="ce13">
            <text:p>Przegląd literatury i dostępnych rozwiązań, wykonanie prezentacji.</text:p>
          </table:table-cell>
          <table:table-cell office:value-type="string" table:style-name="ce14">
            <text:p>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2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office:value-type="string" table:style-name="ce18">
            <text:p>Przegląd literatury i dostępnych rozwiązań, wykonanie prezentacji.</text:p>
          </table:table-cell>
          <table:table-cell office:value-type="string" table:style-name="ce19">
            <text:p>5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office:value-type="string" table:style-name="ce13">
            <text:p>Ogarniecie jak się do tego zabrać; wybór algorytmu, prototypowanie 1000000 – czyli Matlab Party.</text:p>
          </table:table-cell>
          <table:table-cell office:value-type="string" table:style-name="ce14">
            <text:p>jakiś tydzień.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1">
          <table:table-cell office:value-type="string" table:style-name="ce26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office:value-type="string" table:style-name="ce13">
            <text:p>Zapoznanie się z tematem, przegląd literatury, przygotowanie prezentacji.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office:value-type="string" table:style-name="ce18">
            <text:p>Zapoznanie się z tematem, przegląd literatury, przygotowanie prezentacj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number-rows-repeated="4" table:style-name="ro1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2">
            <text:p>SPRINT 2:</text:p>
          </table:table-cell>
          <table:table-cell table:number-columns-repeated="2" table:style-name="ce2"/>
          <table:table-cell office:value-type="string" table:style-name="ce3">
            <text:p>12.11.2014 - 10.12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office:value-type="string" table:style-name="ce18">
            <text:p>raport/zabawy na pustym mvc</text:p>
          </table:table-cell>
          <table:table-cell office:value-type="string" table:style-name="ce19">
            <text:p>2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Zdefiniowane modułów GUI w oparciu o parametry zwracane przez moduły obliczeniowe, opracowanie interfejsu we/wy, zaprojektowanie MainWindow</text:p>
          </table:table-cell>
          <table:table-cell office:value-type="string" table:style-name="ce14">
            <text:p>30h</text:p>
          </table:table-cell>
          <table:table-cell office:value-type="string" table:style-name="ce13">
            <text:p>zaimplementowano klasę MainWindow oraz pozostałe klasy tworzące GUI</text:p>
          </table:table-cell>
          <table:table-cell office:value-type="string" table:style-name="ce14">
            <text:p>ok. 30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Zdefiniowane modułów GUI w oparciu o parametry zwracane przez moduły obliczeniowe, opracowanie interfejsu we/wy, zaprojektowanie MainWindow</text:p>
          </table:table-cell>
          <table:table-cell office:value-type="string" table:style-name="ce19">
            <text:p>30h</text:p>
          </table:table-cell>
          <table:table-cell office:value-type="string" table:style-name="ce13">
            <text:p>zaimplementowano klasę MainWindow oraz pozostałe klasy tworzące GUI</text:p>
          </table:table-cell>
          <table:table-cell office:value-type="string" table:style-name="ce14">
            <text:p>ok. 30h</text:p>
          </table:table-cell>
          <table:table-cell table:number-columns-repeated="16377"/>
        </table:table-row>
        <table:table-row table:style-name="ro9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3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office:value-type="string" table:number-columns-spanned="1" table:number-rows-spanned="2" table:style-name="ce31">
            <text:p>Zdefiniowanie hierarchii klas. Zaimplementowanie klasy głównej MajorPlot (tworzenie obiektów odpowiadających za tworzenie obszarów wszystkich typów wykresów) oraz klas dziedziczących po klasie głównej do generacji różnych typów wykresów.</text:p>
          </table:table-cell>
          <table:table-cell office:value-type="string" table:number-columns-spanned="1" table:number-rows-spanned="2" table:style-name="ce32">
            <text:p>20h</text:p>
          </table:table-cell>
          <table:table-cell office:value-type="string" table:number-columns-spanned="1" table:number-rows-spanned="2" table:style-name="ce31">
            <text:p>Stworzono klasę głowną MajorPlot do dynamicznego tworzenia obszaru wykresu oraz 4 klasy dziedziczące po MajorPlot do wyświetlania przebiegów różnego typu. Wywołanie obiektów tych klas oraz metod dla tych obiektów z odpowiednimi argumentami pozwala na automatyczne ustawienie wyglądu/stylu wykresu oraz dynamiczne dostarczanie danych (wektorów).</text:p>
          </table:table-cell>
          <table:table-cell office:value-type="string" table:number-columns-spanned="1" table:number-rows-spanned="2" table:style-name="ce32">
            <text:p>30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office:value-type="string" table:style-name="ce13">
            <text:p>Przygotowanie prototypów algorytmów w Matlabie, wykonanie raportu wstępnego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office:value-type="string" table:style-name="ce18">
            <text:p>Przygotowanie prototypów algorytmów w Matlabie(filtr Savitzky-Golay, średnia krocząca, filtr IIR), wykonanie raportu wstępnego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4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style-name="ce25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koncepcja proponowanego rozwiązania + wstępne przygotowanie prezentacji na spotkanie kontrolne 2 (2h)</text:p>
          </table:table-cell>
          <table:table-cell office:value-type="string" table:style-name="ce27">
            <text:p>ok. 12h</text:p>
          </table:table-cell>
          <table:table-cell office:value-type="string" table:style-name="ce25">
            <text:p>Implementacja dwóch założonych wcześniej algorytmów w pakiecie MATLAB, uzupełnienie raportu 1, przygotowanie prezentacji na spotkanie kontrolne 2.</text:p>
          </table:table-cell>
          <table:table-cell office:value-type="string" table:style-name="ce14">
            <text:p>ok. 15h</text:p>
          </table:table-cell>
          <table:table-cell table:number-columns-repeated="16377"/>
        </table:table-row>
        <table:table-row table:style-name="ro15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office:value-type="string" table:style-name="ce25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przygotowanie abstraktu oraz wstępu (2h)</text:p>
          </table:table-cell>
          <table:table-cell office:value-type="string" table:style-name="ce28">
            <text:p><text:s/>ok. 12h</text:p>
          </table:table-cell>
          <table:table-cell office:value-type="string" table:style-name="ce29">
            <text:p>Implementacja dwóch założonych wcześniej algorytmów w pakiecie MATLAB, uzupełnienie raportu 1, uzupełnienie prezentacji na spotkanie kontrolne 2.</text:p>
          </table:table-cell>
          <table:table-cell office:value-type="string" table:style-name="ce19">
            <text:p>15/16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office:value-type="string" table:style-name="ce13">
            <text:p>Uzyskanie sygnału VCG metodą Dowera, wyodrębnienie pętli T w sygnale VCG, przegląd literatury na temat PCA</text:p>
          </table:table-cell>
          <table:table-cell office:value-type="string" table:style-name="ce19">
            <text:p>2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office:value-type="string" table:style-name="ce18">
            <text:p>Uzyskanie sygnału VCG metodą Levkova, przegląd literatury na temat PCA dla sygnału VCG i implementacja tej metody w Matlabie</text:p>
          </table:table-cell>
          <table:table-cell office:value-type="string" table:style-name="ce19">
            <text:p>2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style-name="ce18">
            <text:p>Przygotowanie raportu wstepnego. Poczatek implementacji algorytu do uzyskania parametrów w dziedzinie czasu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office:value-type="string" table:style-name="ce18">
            <text:p>Przygotowanie raportu wstępnego. Implementacja metody peridogramu do uzyskania parametrów w dziedzinie częstotliwości</text:p>
          </table:table-cell>
          <table:table-cell office:value-type="string" table:style-name="ce19">
            <text:p>35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office:value-type="string" table:style-name="ce18">
            <text:p>Przygotowanie prototypu algorytmu do obliczania entropii aproksymacji i entropii próby w Matlabie. Przykładowa implementacja przygotowanego prototypu w języku C++</text:p>
          </table:table-cell>
          <table:table-cell office:value-type="string" table:style-name="ce14">
            <text:p>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ygotowanie prototypu algorytmu do wyznaczania wskaźnika TINN, indeksu trójkątnego, wykresu Poincare, histogramu. Przygotowanie prezentacji.</text:p>
          </table:table-cell>
          <table:table-cell office:value-type="string" table:style-name="ce19">
            <text:p>4 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office:value-type="string" table:style-name="ce13">
            <text:p>Przygotowanie algorytmu wyznaczającego parametry wykorzystane w klasteryzacji, m. in. Malinowskiej, fast growth w Matlabie, na sygnale testowym.</text:p>
          </table:table-cell>
          <table:table-cell office:value-type="string" table:style-name="ce14">
            <text:p>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office:value-type="string" table:style-name="ce13">
            <text:p>Przygotowanie algorytmu klasteryzacji zespołów, w oparciu o wcześniej wyznaczone parametry (MATLAB) oraz sprawdzenie działania na sygnale testowym</text:p>
          </table:table-cell>
          <table:table-cell office:value-type="string" table:style-name="ce19">
            <text:p>1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office:value-type="string" table:style-name="ce18">
            <text:p>Implementacja algorytmu, przegląd literatury, pisanie raportu.</text:p>
          </table:table-cell>
          <table:table-cell office:value-type="string" table:style-name="ce19">
            <text:p>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office:value-type="string" table:style-name="ce13">
            <text:p>Przygotowanie bazy sygnałów, zaimplementowanie algorytmu z wykorzystaniem filtracji Hilberta (MATLAB), przygotowanie raportu</text:p>
          </table:table-cell>
          <table:table-cell office:value-type="string" table:style-name="ce14">
            <text:p>25-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office:value-type="string" table:style-name="ce18">
            <text:p>Przygotowanie bazy sygnałów, przygotowanie koniecznych próbek, zaimplementowanie metody z wykorzystaniem PCA(MATLAB), przygotowanie raportu</text:p>
          </table:table-cell>
          <table:table-cell office:value-type="string" table:style-name="ce30">
            <text:p>20-30h</text:p>
          </table:table-cell>
          <table:table-cell office:value-type="string" table:style-name="ce18">
            <text:p>Baza próbek wraz z parametrami czasowymi, zaimplementowany algorytm w matlabie, walidacja poprawności klasyfikacji działania dla różnych parametrów, raport cząstkowy</text:p>
          </table:table-cell>
          <table:table-cell office:value-type="string" table:style-name="ce19">
            <text:p>22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number-columns-spanned="1" table:number-rows-spanned="2" table:style-name="ce33">
            <text:p>Ektrakcja algortymów z przeglądu literaturowego, próby prototypowania metod w matlabie, praca nad raportem wstępnym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covered-table-cell/>
          <table:table-cell office:value-type="string" table:style-name="ce19">
            <text:p>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Przygotowanie raporu wstępnego/Prototyt algorytmu w matlab/Próba budowy funkcji w C++</text:p>
          </table:table-cell>
          <table:table-cell office:value-type="string" table:style-name="ce14">
            <text:p>30h</text:p>
          </table:table-cell>
          <table:table-cell office:value-type="string" table:style-name="ce13">
            <text:p>raport wstępny/działające funkcje w matlab</text:p>
          </table:table-cell>
          <table:table-cell office:value-type="string" table:style-name="ce14">
            <text:p>15 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Próba prototypowania pierwowzoru algorytmu w środowisku MATLAB. Tworzenie raportu wstępnego</text:p>
          </table:table-cell>
          <table:table-cell office:value-type="string" table:style-name="ce30">
            <text:p>20-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office:value-type="string" table:style-name="ce13">
            <text:p>Przygotowanie algorytmu wyznaczającego koniec załamka T za pomocą paraboli w matlabie, wykonanie prezentacji.</text:p>
          </table:table-cell>
          <table:table-cell office:value-type="string" table:style-name="ce14">
            <text:p>20-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office:value-type="string" table:style-name="ce18">
            <text:p>Implementacja algorytmu obliczającego dyspresje QT na podstawiw IQR, wykonanie prezentacji.</text:p>
          </table:table-cell>
          <table:table-cell office:value-type="string" table:style-name="ce19">
            <text:p>20-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26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number-rows-repeated="4" table:style-name="ro1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2">
            <text:p>SPRINT 3:</text:p>
          </table:table-cell>
          <table:table-cell table:number-columns-repeated="2" table:style-name="ce2"/>
          <table:table-cell office:value-type="string" table:style-name="ce3">
            <text:p>15.12.2014 - 12.01.2015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Sprzężenie GUI z modułem I/O oraz Visualisation. Dodanie nowych funkcjonalności (m.in obsługa wykresów). Ewentualna modyfikacja wyglądu GUI.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Sprzężenie GUI z modułem I/O oraz Visualisation. Dodanie nowych funkcjonalności (m.in obsługa wykresów). Ewentualna modyfikacja wyglądu GUI.</text:p>
          </table:table-cell>
          <table:table-cell office:value-type="string" table:style-name="ce19">
            <text:p>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9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office:value-type="string" table:style-name="ce18">
            <text:p>Wyciągnięcie od innych modułów info o liczbe rzeczy do wizulizacji (ile tabel, plotów), podział pdf na sekcje, implementacje funkcji do tworzenia sekcji</text:p>
          </table:table-cell>
          <table:table-cell office:value-type="float" office:value="30" table:style-name="ce19">
            <text:p>30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office:value-type="string" table:number-columns-spanned="1" table:number-rows-spanned="2" table:style-name="ce31">
            <text:p>Ustalenie z poszczególnymi modułami formatu zwracanych danych oraz dostosowanie klas do ich poprawnego wyświetlania (możliwe stworzenie dodatkowych klas lub modyfikacja metod klas istniejących - CurvePlot, ScatterPlot, HistogramPlot, Table). Podłączenie opcji wyświetlania/ powiekszania/ przewijania/ oznaczania punktów wykresu do przycisków głównego widżetu (GUI) - jeśli będą :)Próba znalezienia sposobu wyświetlenia wykresu 3D dla potrzeb wektokargiografii (może być ciężko z tym :/).</text:p>
          </table:table-cell>
          <table:table-cell office:value-type="string" table:number-columns-spanned="1" table:number-rows-spanned="2" table:style-name="ce32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covered-table-cell/>
          <table:covered-table-cell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number-columns-spanned="1" table:number-rows-spanned="2" table:style-name="ce34">
            <text:p>Implementacja algorytmu <text:s/>(algorytm R_ampl) w C++. Przeprowadzanie testów jednostkowych, sporządzenie raportu końcowego.</text:p>
          </table:table-cell>
          <table:table-cell office:value-type="string" table:number-columns-spanned="1" table:number-rows-spanned="2" table:style-name="ce35">
            <text:p>ok. 4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covered-table-cell/>
          <table:covered-table-cell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table:style-name="ce13"/>
          <table:table-cell table:style-name="ce19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number-columns-spanned="1" table:number-rows-spanned="2" table:style-name="ce36">
            <text:p>implementacja algorytmow analizy statystycznej i czestoliwosciowej w C++, testy jednostkowe, przygotowanie raportu</text:p>
          </table:table-cell>
          <table:table-cell office:value-type="string" table:number-columns-spanned="1" table:number-rows-spanned="2" table:style-name="ce37">
            <text:p>4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covered-table-cell/>
          <table:covered-table-cell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table:style-name="ce18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table:style-name="ce13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table:style-name="ce13"/>
          <table:table-cell table:number-columns-spanned="1" table:number-rows-spanned="2" table:style-name="ce38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table:style-name="ce18"/>
          <table:covered-table-cell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office:value-type="string" table:style-name="ce18">
            <text:p>implementacja algorytmu z wykorzystaniem PCA w C++, testy jednostkowe</text:p>
          </table:table-cell>
          <table:table-cell office:value-type="string" table:style-name="ce30">
            <text:p>25-35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number-columns-spanned="1" table:number-rows-spanned="2" table:style-name="ce39">
            <text:p>Dokończenie pracy związanej z prototypowaniem algorytmów w Matlabie. Implementacja algorytmu w C++, testy jednostkowe. Raport końcowy.</text:p>
          </table:table-cell>
          <table:table-cell office:value-type="string" table:number-columns-spanned="1" table:number-rows-spanned="2" table:style-name="ce40">
            <text:p>4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covered-table-cell/>
          <table:covered-table-cell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implementacja funkcji TPR, Shannon Entropy, RMSSD, wyświetlanie sygnału z af, testy jednostkowe</text:p>
          </table:table-cell>
          <table:table-cell office:value-type="string" table:style-name="ce14">
            <text:p>30 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Implementacja finalnych wersji funkcji w C++. Testy algorytmu. Stopniowe sporządzanie raportu końcowego</text:p>
          </table:table-cell>
          <table:table-cell table:style-name="ce30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26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number-rows-repeated="1048448" table:style-name="ro1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36" number:language="pl" number:country="PL">
      <number:number number:min-integer-digits="1"/>
    </number:number-style>
    <number:currency-style style:name="N37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ell Latitude E6540</meta:initial-creator>
    <dc:creator>Marcin</dc:creator>
    <meta:creation-date>2014-11-04T22:12:00Z</meta:creation-date>
    <dc:date>2014-12-27T14:58:43Z</dc:date>
    <meta:editing-cycles>26</meta:editing-cycles>
    <meta:editing-duration>PT6009S</meta:editing-duration>
  </office:meta>
</office:document-meta>
</file>